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aa6c0" officeooo:paragraph-rsid="001aa6c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teur majeur du 21ème siècle, l’Intelligence Artificielle(IA) <text:s/>est une réunion des technologies de pointes pour créer des machines ou des programmes capables de stimuler l’intelligence, il existe des IA physiques(Assistants personnels, Ordinateurs…) comme des IA virtuelles (Deepbeat,Google Magenta,Tay tweets…), chacune d’entre elle est conçue pour respecter sont programme ainsi que les lois de la robotique mises en place par Isaac Asimov. De nos jours, l’IA est capable d’accomplir de grandes choses qui vont pour améliorer la vie des gens(Amazon Go,Buddy…), cependant nous devons faire attention à toujours contrôlé cette IA, peu de liberté et elle devient vite inutile(ex:Deep beat qui ne sert pas tout les jours) et trop de liberté et cette dernière peu devenir incontrôlable (ex ; Tay Tweets qui s’est faite déconnecté).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22:44:52.913000000</meta:creation-date>
    <dc:date>2018-12-11T23:23:40.958000000</dc:date>
    <meta:editing-duration>PT28M7S</meta:editing-duration>
    <meta:editing-cycles>1</meta:editing-cycles>
    <meta:document-statistic meta:table-count="0" meta:image-count="0" meta:object-count="0" meta:page-count="1" meta:paragraph-count="1" meta:word-count="124" meta:character-count="830" meta:non-whitespace-character-count="705"/>
    <meta:generator>LibreOffice/5.2.7.2$Windows_x86 LibreOffice_project/2b7f1e640c46ceb28adf43ee075a6e8b8439ed10</meta:generator>
  </office:meta>
</office:document-meta>
</file>